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38368" calcext:value-type="float">
            <text:p>1733836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6619136" calcext:value-type="float">
            <text:p>6619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36672" calcext:value-type="float">
            <text:p>1743667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6721536" calcext:value-type="float">
            <text:p>6721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39072" calcext:value-type="float">
            <text:p>1753907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94272" calcext:value-type="float">
            <text:p>7094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37376" calcext:value-type="float">
            <text:p>1763737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39776" calcext:value-type="float">
            <text:p>1773977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838080" calcext:value-type="float">
            <text:p>1783808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40480" calcext:value-type="float">
            <text:p>1794048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38784" calcext:value-type="float">
            <text:p>1803878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137088" calcext:value-type="float">
            <text:p>1813708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39488" calcext:value-type="float">
            <text:p>1823948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337792" calcext:value-type="float">
            <text:p>1833779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440192" calcext:value-type="float">
            <text:p>1844019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38496" calcext:value-type="float">
            <text:p>1853849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640896" calcext:value-type="float">
            <text:p>1864089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39200" calcext:value-type="float">
            <text:p>1873920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41600" calcext:value-type="float">
            <text:p>1884160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39904" calcext:value-type="float">
            <text:p>1893990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042304" calcext:value-type="float">
            <text:p>1904230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144704" calcext:value-type="float">
            <text:p>1914470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43008" calcext:value-type="float">
            <text:p>1924300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345408" calcext:value-type="float">
            <text:p>1934540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73792" calcext:value-type="float">
            <text:p>70737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546112" calcext:value-type="float">
            <text:p>1954611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73792" calcext:value-type="float">
            <text:p>70737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644416" calcext:value-type="float">
            <text:p>1964441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73792" calcext:value-type="float">
            <text:p>70737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742720" calcext:value-type="float">
            <text:p>1974272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73792" calcext:value-type="float">
            <text:p>70737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845120" calcext:value-type="float">
            <text:p>1984512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73792" calcext:value-type="float">
            <text:p>70737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43424" calcext:value-type="float">
            <text:p>1994342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73792" calcext:value-type="float">
            <text:p>70737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45824" calcext:value-type="float">
            <text:p>2004582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73792" calcext:value-type="float">
            <text:p>70737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44128" calcext:value-type="float">
            <text:p>2014412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73792" calcext:value-type="float">
            <text:p>70737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46528" calcext:value-type="float">
            <text:p>2024652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073792" calcext:value-type="float">
            <text:p>70737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426752" calcext:value-type="float">
            <text:p>204267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457152" calcext:value-type="float">
            <text:p>174571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22688" calcext:value-type="float">
            <text:p>1752268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625088" calcext:value-type="float">
            <text:p>1762508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723392" calcext:value-type="float">
            <text:p>1772339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825792" calcext:value-type="float">
            <text:p>1782579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026496" calcext:value-type="float">
            <text:p>180264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124800" calcext:value-type="float">
            <text:p>1812480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23104" calcext:value-type="float">
            <text:p>182231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325504" calcext:value-type="float">
            <text:p>183255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423808" calcext:value-type="float">
            <text:p>1842380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526208" calcext:value-type="float">
            <text:p>1852620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624512" calcext:value-type="float">
            <text:p>186245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726912" calcext:value-type="float">
            <text:p>187269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825216" calcext:value-type="float">
            <text:p>1882521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927616" calcext:value-type="float">
            <text:p>1892761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025920" calcext:value-type="float">
            <text:p>1902592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124224" calcext:value-type="float">
            <text:p>1912422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226624" calcext:value-type="float">
            <text:p>1922662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324928" calcext:value-type="float">
            <text:p>1932492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427328" calcext:value-type="float">
            <text:p>1942732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525632" calcext:value-type="float">
            <text:p>1952563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628032" calcext:value-type="float">
            <text:p>1962803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726336" calcext:value-type="float">
            <text:p>1972633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824640" calcext:value-type="float">
            <text:p>1982464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27040" calcext:value-type="float">
            <text:p>1992704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25344" calcext:value-type="float">
            <text:p>2002534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27744" calcext:value-type="float">
            <text:p>2012774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26048" calcext:value-type="float">
            <text:p>202260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71104" calcext:value-type="float">
            <text:p>202711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69408" calcext:value-type="float">
            <text:p>2036940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467712" calcext:value-type="float">
            <text:p>204677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399808" calcext:value-type="float">
            <text:p>1739980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65344" calcext:value-type="float">
            <text:p>1746534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567744" calcext:value-type="float">
            <text:p>1756774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666048" calcext:value-type="float">
            <text:p>176660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768448" calcext:value-type="float">
            <text:p>177684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866752" calcext:value-type="float">
            <text:p>178667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969152" calcext:value-type="float">
            <text:p>179691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67456" calcext:value-type="float">
            <text:p>1806745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165760" calcext:value-type="float">
            <text:p>181657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268160" calcext:value-type="float">
            <text:p>182681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366464" calcext:value-type="float">
            <text:p>1836646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468864" calcext:value-type="float">
            <text:p>1846886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567168" calcext:value-type="float">
            <text:p>1856716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669568" calcext:value-type="float">
            <text:p>1866956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767872" calcext:value-type="float">
            <text:p>1876787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870272" calcext:value-type="float">
            <text:p>1887027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968576" calcext:value-type="float">
            <text:p>1896857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066880" calcext:value-type="float">
            <text:p>1906688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169280" calcext:value-type="float">
            <text:p>1916928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267584" calcext:value-type="float">
            <text:p>1926758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369984" calcext:value-type="float">
            <text:p>1936998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468288" calcext:value-type="float">
            <text:p>1946828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570688" calcext:value-type="float">
            <text:p>1957068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668992" calcext:value-type="float">
            <text:p>1966899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767296" calcext:value-type="float">
            <text:p>197672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869696" calcext:value-type="float">
            <text:p>198696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968000" calcext:value-type="float">
            <text:p>1996800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70400" calcext:value-type="float">
            <text:p>2007040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68704" calcext:value-type="float">
            <text:p>201687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271104" calcext:value-type="float">
            <text:p>202711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369408" calcext:value-type="float">
            <text:p>2036940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467712" calcext:value-type="float">
            <text:p>204677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399808" calcext:value-type="float">
            <text:p>1739980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465344" calcext:value-type="float">
            <text:p>1746534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567744" calcext:value-type="float">
            <text:p>1756774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666048" calcext:value-type="float">
            <text:p>176660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768448" calcext:value-type="float">
            <text:p>177684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66752" calcext:value-type="float">
            <text:p>178667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969152" calcext:value-type="float">
            <text:p>179691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67456" calcext:value-type="float">
            <text:p>1806745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165760" calcext:value-type="float">
            <text:p>181657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268160" calcext:value-type="float">
            <text:p>182681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366464" calcext:value-type="float">
            <text:p>1836646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468864" calcext:value-type="float">
            <text:p>1846886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567168" calcext:value-type="float">
            <text:p>1856716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669568" calcext:value-type="float">
            <text:p>1866956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767872" calcext:value-type="float">
            <text:p>1876787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870272" calcext:value-type="float">
            <text:p>1887027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968576" calcext:value-type="float">
            <text:p>1896857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066880" calcext:value-type="float">
            <text:p>1906688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169280" calcext:value-type="float">
            <text:p>1916928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267584" calcext:value-type="float">
            <text:p>1926758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369984" calcext:value-type="float">
            <text:p>1936998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468288" calcext:value-type="float">
            <text:p>1946828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570688" calcext:value-type="float">
            <text:p>1957068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668992" calcext:value-type="float">
            <text:p>1966899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767296" calcext:value-type="float">
            <text:p>197672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869696" calcext:value-type="float">
            <text:p>198696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121])/120" office:value-type="float" office:value="18844364.8" calcext:value-type="float">
            <text:p>18844364,8</text:p>
          </table:table-cell>
          <table:table-cell table:formula="of:=SUM([.C2:.C121])/120" office:value-type="float" office:value="1705779.2" calcext:value-type="float">
            <text:p>1705779,2</text:p>
          </table:table-cell>
          <table:table-cell table:formula="of:=SUM([.D2:.D121])/120" office:value-type="float" office:value="7000439.46666667" calcext:value-type="float">
            <text:p>7000439,46666667</text:p>
          </table:table-cell>
        </table:table-row>
        <table:table-row table:style-name="ro1">
          <table:table-cell/>
          <table:table-cell table:formula="of:=MAX([.B3:.B121])" office:value-type="float" office:value="20467712" calcext:value-type="float">
            <text:p>20467712</text:p>
          </table:table-cell>
          <table:table-cell table:formula="of:=MAX([.C2:.C121])" office:value-type="float" office:value="1724416" calcext:value-type="float">
            <text:p>1724416</text:p>
          </table:table-cell>
          <table:table-cell table:formula="of:=MAX([.D2:.D121])" office:value-type="float" office:value="7143424" calcext:value-type="float">
            <text:p>7143424</text:p>
          </table:table-cell>
        </table:table-row>
        <table:table-row table:style-name="ro1">
          <table:table-cell/>
          <table:table-cell table:formula="of:=MIN([.B2:.B121])" office:value-type="float" office:value="17338368" calcext:value-type="float">
            <text:p>17338368</text:p>
          </table:table-cell>
          <table:table-cell table:formula="of:=MIN([.C2:.C121])" office:value-type="float" office:value="1699840" calcext:value-type="float">
            <text:p>1699840</text:p>
          </table:table-cell>
          <table:table-cell table:formula="of:=MIN([.D2:.D121])" office:value-type="float" office:value="6619136" calcext:value-type="float">
            <text:p>6619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18:51.4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19:23.520000000</dc:date>
    <meta:editing-duration>PT31M2S</meta:editing-duration>
    <meta:editing-cycles>15</meta:editing-cycles>
    <meta:document-statistic meta:table-count="1" meta:cell-count="492" meta:object-count="0"/>
  </office:meta>
</office:document-meta>
</file>